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72d" officeooo:paragraph-rsid="001d872d"/>
    </style:style>
    <style:style style:name="P2" style:family="paragraph" style:parent-style-name="Standard">
      <style:text-properties style:text-underline-style="solid" style:text-underline-width="auto" style:text-underline-color="font-color" officeooo:rsid="001d872d" officeooo:paragraph-rsid="001d872d"/>
    </style:style>
    <style:style style:name="P3" style:family="paragraph" style:parent-style-name="Standard">
      <style:text-properties style:text-underline-style="none" officeooo:rsid="001d872d" officeooo:paragraph-rsid="001d872d"/>
    </style:style>
    <style:style style:name="P4" style:family="paragraph" style:parent-style-name="Standard">
      <style:text-properties style:text-underline-style="none" officeooo:rsid="001e6dae" officeooo:paragraph-rsid="001e6dae"/>
    </style:style>
    <style:style style:name="P5" style:family="paragraph" style:parent-style-name="Standard">
      <style:text-properties officeooo:paragraph-rsid="001e6dae"/>
    </style:style>
    <style:style style:name="P6" style:family="paragraph" style:parent-style-name="Standard">
      <style:text-properties officeooo:paragraph-rsid="00237a3d"/>
    </style:style>
    <style:style style:name="P7" style:family="paragraph" style:parent-style-name="Standard">
      <style:text-properties officeooo:paragraph-rsid="00264360"/>
    </style:style>
    <style:style style:name="P8" style:family="paragraph" style:parent-style-name="Standard">
      <style:text-properties officeooo:paragraph-rsid="0026df8b"/>
    </style:style>
    <style:style style:name="P9" style:family="paragraph" style:parent-style-name="Standard">
      <style:text-properties officeooo:paragraph-rsid="00277a7a"/>
    </style:style>
    <style:style style:name="P10" style:family="paragraph" style:parent-style-name="Standard">
      <style:text-properties officeooo:paragraph-rsid="00264360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Preformatted_20_Text">
      <style:text-properties officeooo:paragraph-rsid="00264360"/>
    </style:style>
    <style:style style:name="P14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6dae"/>
    </style:style>
    <style:style style:name="T3" style:family="text">
      <style:text-properties style:text-underline-style="none" officeooo:rsid="001f5fa1"/>
    </style:style>
    <style:style style:name="T4" style:family="text">
      <style:text-properties style:text-underline-style="none" officeooo:rsid="00237a3d"/>
    </style:style>
    <style:style style:name="T5" style:family="text">
      <style:text-properties style:text-underline-style="none" officeooo:rsid="00264360"/>
    </style:style>
    <style:style style:name="T6" style:family="text">
      <style:text-properties style:text-underline-style="none" officeooo:rsid="0026df8b"/>
    </style:style>
    <style:style style:name="T7" style:family="text">
      <style:text-properties style:text-underline-style="none" officeooo:rsid="00277a7a"/>
    </style:style>
    <style:style style:name="T8" style:family="text">
      <style:text-properties style:text-underline-style="none" officeooo:rsid="0027d2e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6dae"/>
    </style:style>
    <style:style style:name="T11" style:family="text">
      <style:text-properties style:text-underline-style="solid" style:text-underline-width="auto" style:text-underline-color="font-color" officeooo:rsid="00237a3d"/>
    </style:style>
    <style:style style:name="T12" style:family="text">
      <style:text-properties style:text-underline-style="solid" style:text-underline-width="auto" style:text-underline-color="font-color" officeooo:rsid="00264360"/>
    </style:style>
    <style:style style:name="T13" style:family="text">
      <style:text-properties style:text-underline-style="solid" style:text-underline-width="auto" style:text-underline-color="font-color" officeooo:rsid="0026df8b"/>
    </style:style>
    <style:style style:name="T14" style:family="text">
      <style:text-properties style:text-underline-style="solid" style:text-underline-width="auto" style:text-underline-color="font-color" officeooo:rsid="00277a7a"/>
    </style:style>
    <style:style style:name="T15" style:family="text">
      <style:text-properties officeooo:rsid="00201d4f"/>
    </style:style>
    <style:style style:name="T16" style:family="text">
      <style:text-properties officeooo:rsid="00237a3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ics</text:p>
      <text:p text:style-name="P1"/>
      <text:p text:style-name="P2">minicom<text:span text:style-name="T1"> – sudo minicom</text:span></text:p>
      <text:p text:style-name="P3">ctrl a, z, x #exit</text:p>
      <text:p text:style-name="P3">ctrl a, z, o #options</text:p>
      <text:p text:style-name="P3"/>
      <text:p text:style-name="P3"/>
      <text:p text:style-name="P5"><text:span text:style-name="T10">python</text:span><text:span text:style-name="T2"> </text:span><text:span text:style-name="T1">python -m pip install SomePackage </text:span><text:span text:style-name="T3"><text:tab/><text:tab/><text:tab/>#Install a python package</text:span></text:p>
      <text:p text:style-name="P5"><text:span text:style-name="Source_20_Text">python -m serial.tools.list_ports<text:tab/><text:tab/></text:span><text:span text:style-name="Source_20_Text"><text:span text:style-name="T15">#list available ports</text:span></text:span></text:p>
      <text:p text:style-name="P5"><text:span text:style-name="Source_20_Text"/></text:p>
      <text:p text:style-name="P6"><text:span text:style-name="Source_20_Text"><text:span text:style-name="T11">java</text:span></text:span><text:span text:style-name="Source_20_Text"><text:span text:style-name="T4"> jar</text:span></text:span><text:span text:style-name="Source_20_Text"><text:span text:style-name="T16"> tvf my_types.jar<text:tab/><text:tab/><text:tab/>#See contents of jar file</text:span></text:span></text:p>
      <text:p text:style-name="P6"><text:span text:style-name="Source_20_Text"/></text:p>
      <text:p text:style-name="P7"><text:span text:style-name="Source_20_Text"><text:span text:style-name="T12">gitlab</text:span></text:span><text:span text:style-name="Source_20_Text"><text:span text:style-name="T5"> git clone gitlab.com/Meyers.Jam/EECE-5698 <text:s/>#clones gitlab files to computer</text:span></text:span></text:p>
      <text:p text:style-name="P7"><text:span text:style-name="Source_20_Text"><text:span text:style-name="T5">git status<text:tab/><text:tab/>#shows changes made</text:span></text:span></text:p>
      <text:p text:style-name="P7"><text:span text:style-name="Source_20_Text"><text:span text:style-name="T5">git add file_name<text:tab/>#adds files to be commited</text:span></text:span></text:p>
      <text:p text:style-name="P7"><text:span text:style-name="Source_20_Text"><text:span text:style-name="T5">git commit -m “Comments on commit”</text:span></text:span></text:p>
      <text:p text:style-name="P7"><text:span text:style-name="Source_20_Text"><text:span text:style-name="T5">git push REMOTE NAME-OF-BRANCH #pushes updates to gitlab (use just push to push all changes)</text:span></text:span></text:p>
      <text:p text:style-name="P13"><text:span text:style-name="Source_20_Text"><text:span text:style-name="T5">git pull origin master<text:tab/></text:span></text:span><text:span text:style-name="Source_20_Text"><text:span text:style-name="T8">#Updates current repo to changes on gitlab/hub repo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8"><text:span text:style-name="Source_20_Text"><text:span text:style-name="T13">ROS</text:span></text:span><text:span text:style-name="Source_20_Text"><text:span text:style-name="T6"> #make a workspace</text:span></text:span></text:p>
      <text:p text:style-name="P8"><text:span text:style-name="Source_20_Text"><text:span text:style-name="T6">mkdir “name_of_workspace”</text:span></text:span></text:p>
      <text:p text:style-name="P8"><text:span text:style-name="Source_20_Text"><text:span text:style-name="T6">mkdir -p name_of_workspace/src</text:span></text:span></text:p>
      <text:p text:style-name="P8"><text:span text:style-name="Source_20_Text"><text:span text:style-name="T6">cd name_of_workspace</text:span></text:span></text:p>
      <text:p text:style-name="P8"><text:span text:style-name="Source_20_Text"><text:span text:style-name="T6">catkin_make</text:span></text:span></text:p>
      <text:p text:style-name="P8"><text:span text:style-name="Source_20_Text"><text:span text:style-name="T6">source devel/setup.bash</text:span></text:span></text:p>
      <text:p text:style-name="P8"><text:span text:style-name="Source_20_Text"><text:span text:style-name="T6"/></text:span></text:p>
      <text:p text:style-name="P8"><text:span text:style-name="Source_20_Text"><text:span text:style-name="T6">#create a package</text:span></text:span></text:p>
      <text:p text:style-name="P8"><text:span text:style-name="Source_20_Text"><text:span text:style-name="T6">cd name_of_workspace/src</text:span></text:span></text:p>
      <text:p text:style-name="P8"><text:span text:style-name="Source_20_Text"><text:span text:style-name="T6">catkin_create_package name_of_package dependency1 dependency2 etc</text:span></text:span></text:p>
      <text:p text:style-name="P8"><text:span text:style-name="Source_20_Text"><text:span text:style-name="T6"/></text:span></text:p>
      <text:p text:style-name="P9"><text:span text:style-name="Source_20_Text"><text:span text:style-name="T14">Make bootable usb drive for Ubuntu iso</text:span></text:span></text:p>
      <text:p text:style-name="P9"><text:span text:style-name="Source_20_Text"><text:span text:style-name="T7">1. download iso file for desired distribution (windowos, ubuntu, etc)</text:span></text:span></text:p>
      <text:p text:style-name="P9"><text:span text:style-name="Source_20_Text"><text:span text:style-name="T7">2. formtat flash drive to FAT32 format (</text:span></text:span><text:a xlink:type="simple" xlink:href="https://www.wikihow.com/Format-a-USB-Flash-Drive-in-Ubuntu" text:style-name="Internet_20_link" text:visited-style-name="Visited_20_Internet_20_Link"><text:span text:style-name="Source_20_Text"><text:span text:style-name="T14">https://www.wikihow.com/Format-a-USB-Flash-Drive-in-Ubuntu</text:span></text:span></text:a><text:span text:style-name="Source_20_Text"><text:span text:style-name="T7">)</text:span></text:span></text:p>
      <text:p text:style-name="P9"><text:span text:style-name="Source_20_Text"><text:span text:style-name="T7">3. Insert the USB device and then open Disk Utility (in 10.10 and older, System -&gt; Administration -&gt; Disk Utility). </text:span></text:span></text:p>
      <text:list xml:id="list5985743637703006312" text:style-name="L1">
        <text:list-item>
          <text:p text:style-name="P12">Select the USB device from the list in the left of the program and detect where it was mounted: <text:span text:style-name="Source_20_Text">/dev/sd[1 letter][optionally 1 number]</text:span>. For example, <text:span text:style-name="Source_20_Text">/dev/sdc</text:span> or <text:span text:style-name="Source_20_Text">/dev/sdc1</text:span>. </text:p>
        </text:list-item>
        <text:list-item>
          <text:p text:style-name="P11">Make sure the USB device is unmounted (not safely removed, but unmounted) If it is mounted you can unmount it:</text:p>
          <text:p text:style-name="P14"><text:span text:style-name="Source_20_Text">sudo umount /dev/sd[1 letter][optionally 1 number]</text:span></text:p>
        </text:list-item>
        <text:list-item>
          <text:p text:style-name="P11">Assuming the .iso file is in your home folder, open the terminal and write:</text:p>
          <text:p text:style-name="P14"><text:soft-page-break/><text:span text:style-name="Source_20_Text">sudo dd bs=4M if=[ur .iso] of=/dev/sd[that 1 letter]</text:span></text:p>
          <text:p text:style-name="P11">Example: </text:p>
          <text:p text:style-name="P14"><text:span text:style-name="Source_20_Text">sudo dd bs=4M if=windows7.iso of=/dev/sdc</text:span></text:p>
        </text:list-item>
      </text:list>
      <text:p text:style-name="Text_20_body">And wait for it to finish. (The "bs=4M" - bit is optional, just makes it faster.)</text:p>
      <text:p text:style-name="Text_20_body"/>
      <text:p text:style-name="Text_20_body"/>
      <text:p text:style-name="P9"><text:span text:style-name="Source_20_Text"><text:span text:style-name="T7"/></text:span></text:p>
      <text:p text:style-name="P6"><text:span text:style-name="Source_20_Text"><text:span text:style-name="T9"/></text:span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3:34:12.158393106</meta:creation-date>
    <dc:date>2018-02-11T22:39:54.990003226</dc:date>
    <meta:editing-duration>PT6H10M1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264" meta:character-count="1758" meta:non-whitespace-character-count="1519"/>
  </office:meta>
</office:document-meta>
</file>